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84c4" officeooo:paragraph-rsid="000584c4"/>
    </style:style>
    <style:style style:name="P2" style:family="paragraph" style:parent-style-name="Standard">
      <style:text-properties officeooo:rsid="00065a38" officeooo:paragraph-rsid="00065a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inks are in liquid form which contains H2O and many more</text:p>
      <text:p text:style-name="P2">drinks are store in bottles or ca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5:18:11.369627207</meta:creation-date>
    <dc:date>2018-11-15T15:28:37.230939121</dc:date>
    <meta:editing-duration>PT10M2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18" meta:character-count="92" meta:non-whitespace-character-count="76"/>
  </office:meta>
</office:document-meta>
</file>